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ohit Devanagari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7cm" fo:min-width="0.248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7f7f7f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0.439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7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gr28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Liberation Serif"/>
    </style:style>
    <style:style style:name="P9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3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4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5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6" style:family="paragraph">
      <loext:graphic-properties draw:fill="solid" draw:fill-color="#7f7f7f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7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8" style:family="paragraph"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19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2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1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2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3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4" style:family="paragraph">
      <loext:graphic-properties draw:fill-color="#cccccc"/>
      <style:paragraph-properties fo:text-align="center"/>
      <style:text-properties style:font-name="Liberation Serif"/>
    </style:style>
    <style:style style:name="P25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6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7" style:family="paragraph">
      <style:paragraph-properties fo:text-align="center" style:writing-mode="lr-tb"/>
      <style:text-properties style:font-name="Liberation Serif"/>
    </style:style>
    <style:style style:name="P28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9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30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1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2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3" style:family="paragraph">
      <loext:graphic-properties draw:fill-color="#000000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1" style:font-size-asian="8pt" style:font-style-asian="normal" style:font-weight-asian="bold" style:font-name-complex="Lohit Devanagari1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1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8pt" style:font-size-asian="6pt" style:font-size-complex="6pt"/>
    </style:style>
    <style:style style:name="T8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ffffff" style:font-name="Liberation Serif" fo:font-size="8pt" style:font-name-asian="Monospace1" style:font-size-asian="6pt" style:font-name-complex="Monospace1" style:font-size-complex="6pt"/>
    </style:style>
    <style:style style:name="T10" style:family="text">
      <style:text-properties style:font-name="Liberation Serif" fo:font-size="8pt" style:font-size-asian="8pt" style:font-size-complex="8pt"/>
    </style:style>
    <style:style style:name="T11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3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52cm" svg:y1="3.417cm" svg:x2="6.852cm" svg:y2="2.281cm">
          <text:p/>
        </draw:line>
        <draw:custom-shape draw:style-name="gr6" draw:text-style-name="P10" draw:layer="layout" svg:width="6.708cm" svg:height="5.45cm" svg:x="4.956cm" svg:y="2.91cm">
          <text:p text:style-name="P9"><text:span text:style-name="T5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2" draw:layer="layout" svg:width="1.68cm" svg:height="1.905cm" svg:x="9.946cm" svg:y="2.46cm">
          <draw:text-box>
            <text:p><text:span text:style-name="T6">AXI-Lite</text:span></text:p>
          </draw:text-box>
        </draw:frame>
        <draw:custom-shape draw:style-name="gr9" draw:text-style-name="P14" draw:layer="layout" svg:width="5.45cm" svg:height="1.969cm" svg:x="5.585cm" svg:y="3.247cm">
          <text:p text:style-name="P13"><text:span text:style-name="T7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6.256cm" svg:height="2.05cm" svg:x="5.198cm" svg:y="6.082cm">
          <text:p text:style-name="P15"><text:span text:style-name="T8">Execution</text:span></text:p>
          <text:p text:style-name="P15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5.45cm" svg:height="0.95cm" svg:x="5.375cm" svg:y="7.03cm">
          <text:p text:style-name="P13"><text:span text:style-name="T7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.411cm" svg:height="0.417cm" svg:x="8.183cm" svg:y="7.414cm">
          <text:p text:style-name="P18"><text:span text:style-name="T9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1.363cm" svg:height="0.48cm" svg:x="6.354cm" svg:y="4.606cm">
          <text:p text:style-name="P20"><text:span text:style-name="T6">Hyper</text:span></text:p>
          <text:p text:style-name="P20"><text:span text:style-name="T6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9.091cm" svg:y="4.606cm">
          <text:p text:style-name="P20"><text:span text:style-name="T6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7.853cm" svg:y="4.606cm">
          <text:p text:style-name="P20"><text:span text:style-name="T6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3" draw:layer="layout" svg:width="1.992cm" svg:height="0.529cm" svg:x="8.198cm" svg:y="6.189cm">
          <text:p text:style-name="P22"><text:span text:style-name="T10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2.388cm" svg:height="0.418cm" svg:x="5.585cm" svg:y="7.413cm">
          <text:p text:style-name="P18"><text:span text:style-name="T9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6" draw:layer="layout" svg:width="1.886cm" svg:height="0.89cm" svg:x="5.917cm" svg:y="3.55cm">
          <text:p text:style-name="P25"><text:span text:style-name="T11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8" draw:layer="layout" svg:width="4.088cm" svg:height="0.839cm" svg:x="7.157cm" svg:y="5.231cm">
          <text:p text:style-name="P27"><text:span text:style-name="T10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1" draw:text-style-name="P29" draw:layer="layout" svg:width="1.363cm" svg:height="0.557cm" svg:x="10.825cm" svg:y="7.055cm">
          <text:p text:style-name="P27"><text:span text:style-name="T6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2" draw:layer="layout" svg:width="2.262cm" svg:height="0.689cm" svg:x="6.993cm" svg:y="2.47cm">
          <draw:text-box>
            <text:p><text:span text:style-name="T6">OnDone Interrupt</text:span></text:p>
          </draw:text-box>
        </draw:frame>
        <draw:custom-shape draw:style-name="gr23" draw:text-style-name="P31" draw:layer="layout" svg:width="2.726cm" svg:height="0.891cm" svg:x="8.011cm" svg:y="3.551cm">
          <text:p text:style-name="P30"><text:span text:style-name="T6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2" draw:layer="layout" svg:width="1.109cm" svg:height="0.481cm" svg:x="8.184cm" svg:y="3.833cm">
          <text:p text:style-name="P20"><text:span text:style-name="T6">Quantized</text:span></text:p>
          <text:p text:style-name="P20"><text:span text:style-name="T6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draw:layer="layout" svg:width="1.108cm" svg:height="0.481cm" svg:x="9.423cm" svg:y="3.833cm">
          <text:p text:style-name="P20"><text:span text:style-name="T6">Quantized</text:span></text:p>
          <text:p text:style-name="P20"><text:span text:style-name="T6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2" draw:layer="layout" svg:width="1.108cm" svg:height="0.481cm" svg:x="6.289cm" svg:y="3.833cm">
          <text:p text:style-name="P20"><text:span text:style-name="T11">Custom</text:span></text:p>
          <text:p text:style-name="P20"><text:span text:style-name="T11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2" draw:layer="layout" svg:width="2.921cm" svg:height="0.564cm" svg:x="8.42cm" svg:y="1.774cm">
          <draw:text-box>
            <text:p><text:span text:style-name="T10">Execution mode</text:span></text:p>
          </draw:text-box>
        </draw:frame>
        <draw:custom-shape draw:style-name="gr28" draw:text-style-name="P33" draw:layer="layout" svg:width="1.356cm" svg:height="0.615cm" svg:x="10.826cm" svg:y="5.345cm">
          <text:p text:style-name="P20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ohit Devanagari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1:08:39.016500311</dc:date>
    <meta:editing-duration>PT4H10M53S</meta:editing-duration>
    <meta:editing-cycles>61</meta:editing-cycles>
    <meta:generator>LibreOffice/6.4.7.2$Linux_X86_64 LibreOffice_project/40$Build-2</meta:generator>
    <meta:document-statistic meta:object-count="29"/>
  </office:meta>
</office:document-meta>
</file>